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62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649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4cm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Times New Roman" fo:font-size="54pt" fo:font-weight="bold" style:font-name-asian="Times New Roman" style:font-size-asian="54pt" style:font-weight-asian="bold" style:font-name-complex="Times New Roman" style:font-size-complex="54pt" style:font-weight-complex="bold"/>
    </style:style>
    <style:style style:name="T2" style:family="text">
      <style:text-properties style:font-name="Times New Roman" fo:font-size="48pt" fo:font-weight="bold" style:font-name-asian="Times New Roman" style:font-size-asian="48pt" style:font-weight-asian="bold" style:font-name-complex="Times New Roman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1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308cm" svg:height="1.554cm" draw:transform="skewX (-0.00645771823237898) rotate (-0.287979326579064) translate (14.267cm 3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4.509cm" svg:height="1.036cm" draw:transform="rotate (0.281347075421486) translate (6.737cm 7.003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9.6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74cm" svg:height="2.888cm" svg:x="13.045cm" svg:y="13.612cm" draw:kind="cut" draw:start-angle="221.08" draw:end-angle="319.19">
          <text:p/>
        </draw:ellipse>
        <draw:custom-shape draw:style-name="gr9" draw:text-style-name="P5" draw:layer="layout" svg:width="12cm" svg:height="8.999cm" svg:x="1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1.99cm" svg:height="9cm" svg:x="15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6" draw:layer="layout" svg:x1="14cm" svg:y1="4cm" svg:x2="14cm" svg:y2="1cm">
          <text:p/>
        </draw:line>
        <draw:frame draw:style-name="gr12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3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3" draw:text-style-name="P8" draw:layer="layout" svg:width="1.5cm" svg:height="2.126cm" svg:x="11.25cm" svg:y="2cm">
          <draw:text-box>
            <text:p><text:span text:style-name="T2">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4-07-16T11:13:22.552000000</dc:date>
    <meta:editing-duration>PT1H47S</meta:editing-duration>
    <meta:editing-cycles>8</meta:editing-cycles>
    <meta:generator>LibreOffice/7.2.7.2$Windows_X86_64 LibreOffice_project/8d71d29d553c0f7dcbfa38fbfda25ee34cce99a2</meta:generator>
    <meta:document-statistic meta:object-count="16"/>
  </office:meta>
</office:document-meta>
</file>